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icty Diminished" svg:font-family="'Ricty Diminished'" style:font-pitch="variable"/>
    <style:font-face style:name="TeXGyreAdventor" svg:font-family="TeXGyreAdvento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TakaoPGothic" svg:font-family="TakaoPGothic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8.214cm"/>
    </style:style>
    <style:style style:name="gr2" style:family="graphic" style:parent-style-name="standard">
      <style:graphic-properties draw:stroke="none" draw:fill="none" fo:min-height="5.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text-properties style:font-name="Ricty Diminished" fo:font-size="200pt" style:font-size-asian="200pt" style:font-size-complex="200pt"/>
    </style:style>
    <style:style style:name="P2" style:family="paragraph">
      <loext:graphic-properties draw:fill="none" draw:fill-color="#ffffff"/>
      <style:text-properties style:font-name="Ricty Diminished" fo:font-size="200pt" style:font-size-asian="200pt" style:font-size-complex="200pt"/>
    </style:style>
    <style:style style:name="P3" style:family="paragraph">
      <style:text-properties style:font-name="Ricty Diminished" fo:font-size="150pt" style:font-size-asian="150pt" style:font-size-complex="150pt"/>
    </style:style>
    <style:style style:name="P4" style:family="paragraph">
      <loext:graphic-properties draw:fill="none"/>
      <style:text-properties style:font-name="Ricty Diminished" fo:font-size="150pt" style:font-size-asian="150pt" style:font-size-complex="150pt"/>
    </style:style>
    <style:style style:name="P5" style:family="paragraph">
      <style:text-properties style:font-name="TeXGyreAdventor"/>
    </style:style>
    <style:style style:name="P6" style:family="paragraph">
      <loext:graphic-properties draw:fill="none" draw:fill-color="#ffffff"/>
      <style:text-properties style:font-name="TeXGyreAdventor"/>
    </style:style>
    <style:style style:name="P7" style:family="paragraph">
      <loext:graphic-properties draw:fill-color="#ffffff"/>
    </style:style>
    <style:style style:name="P8" style:family="paragraph">
      <style:text-properties fo:color="#00ccff" style:font-name="Ricty Diminished" fo:font-size="150pt" style:font-size-asian="150pt" style:font-size-complex="150pt"/>
    </style:style>
    <style:style style:name="P9" style:family="paragraph">
      <loext:graphic-properties draw:fill="none"/>
      <style:text-properties fo:color="#00ccff" style:font-name="Ricty Diminished" fo:font-size="150pt" style:font-size-asian="150pt" style:font-size-complex="150pt"/>
    </style:style>
    <style:style style:name="T1" style:family="text">
      <style:text-properties style:font-name="DejaVu Sans Light" fo:font-size="200pt" style:font-size-asian="200pt" style:font-size-complex="200pt"/>
    </style:style>
    <style:style style:name="T2" style:family="text">
      <style:text-properties style:font-name="DejaVu Sans Light" fo:font-size="150pt" style:font-size-asian="150pt" style:font-size-complex="150pt"/>
    </style:style>
    <style:style style:name="T3" style:family="text">
      <style:text-properties style:font-name="TeXGyreAdventor"/>
    </style:style>
    <style:style style:name="T4" style:family="text">
      <style:text-properties fo:color="#00ccff" style:font-name="DejaVu Sans Light" fo:font-size="150pt" style:font-size-asian="150pt" style:font-size-complex="1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draw:frame draw:style-name="gr1" draw:text-style-name="P2" draw:layer="layout" svg:width="11.6cm" svg:height="8.464cm" svg:x="2.6cm" svg:y="6.011cm">
          <draw:text-box>
            <text:p text:style-name="P1"><text:span text:style-name="T1">Lib</text:span></text:p>
          </draw:text-box>
        </draw:frame>
        <draw:frame draw:style-name="gr2" draw:text-style-name="P4" draw:layer="layout" svg:width="12.665cm" svg:height="6.411cm" svg:x="12.935cm" svg:y="5.8cm">
          <draw:text-box>
            <text:p text:style-name="P3"><text:span text:style-name="T2">Rein</text:span></text:p>
          </draw:text-box>
        </draw:frame>
        <draw:frame draw:style-name="gr3" draw:text-style-name="P6" draw:layer="layout" svg:width="11.6cm" svg:height="2.107cm" svg:x="13.6cm" svg:y="11.104cm">
          <draw:text-box>
            <text:p text:style-name="P5"><text:span text:style-name="T3">The easy reinforcement learning library written in C++11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>
        <draw:frame draw:style-name="gr1" draw:text-style-name="P2" draw:layer="layout" svg:width="11.6cm" svg:height="8.464cm" svg:x="2.6cm" svg:y="6.011cm">
          <draw:text-box>
            <text:p text:style-name="P1"><text:span text:style-name="T1">Lib</text:span></text:p>
          </draw:text-box>
        </draw:frame>
        <draw:frame draw:style-name="gr2" draw:text-style-name="P9" draw:layer="layout" svg:width="12.665cm" svg:height="6.411cm" svg:x="12.935cm" svg:y="5.8cm">
          <draw:text-box>
            <text:p text:style-name="P8"><text:span text:style-name="T4">Re</text:span><text:span text:style-name="T4">in</text:span></text:p>
          </draw:text-box>
        </draw:frame>
        <draw:frame draw:style-name="gr3" draw:text-style-name="P6" draw:layer="layout" svg:width="11.6cm" svg:height="2.107cm" svg:x="13.6cm" svg:y="11.104cm">
          <draw:text-box>
            <text:p text:style-name="P5"><text:span text:style-name="T3">The easy reinforcement learning library written in C++11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icty Diminished" svg:font-family="'Ricty Diminished'" style:font-pitch="variable"/>
    <style:font-face style:name="TeXGyreAdventor" svg:font-family="TeXGyreAdvento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TakaoPGothic" svg:font-family="TakaoPGothic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1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1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1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1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1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4T16:38:52.797197384</meta:creation-date>
    <dc:date>2017-12-24T16:50:18.644903709</dc:date>
    <meta:editing-duration>PT1M15S</meta:editing-duration>
    <meta:editing-cycles>1</meta:editing-cycles>
    <meta:generator>LibreOffice/5.1.6.2$Linux_X86_64 LibreOffice_project/10m0$Build-2</meta:generator>
    <meta:document-statistic meta:object-count="31"/>
  </office:meta>
</office:document-meta>
</file>